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39cm"/>
    </style:style>
    <style:style style:name="gr5" style:family="graphic" style:parent-style-name="objectwithoutfill">
      <style:graphic-properties svg:stroke-width="0.1cm" svg:stroke-color="#00cccc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s" svg:x1="7.439cm" svg:y1="10.003cm" svg:x2="9.1cm" svg:y2="10cm" draw:start-shape="id1" draw:start-glue-point="4" draw:end-shape="id2" draw:end-glue-point="6" svg:d="M7439 10003h502l658-3h501" svg:viewBox="0 0 1662 4">
          <text:p/>
        </draw:connector>
        <draw:custom-shape draw:style-name="gr2" draw:text-style-name="P1" xml:id="id3" draw:id="id3" draw:layer="layout" svg:width="0.587cm" svg:height="0.588cm" svg:x="3.105cm" svg:y="9.70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1" draw:layer="layout" draw:type="lines" svg:x1="3.692cm" svg:y1="10cm" svg:x2="5.319cm" svg:y2="9.999cm" draw:start-shape="id3" draw:start-glue-point="10" draw:end-shape="id1" svg:d="M3692 10000h501l624-1h502" svg:viewBox="0 0 1628 2">
          <text:p/>
        </draw:connector>
        <draw:g>
          <draw:custom-shape draw:style-name="gr3" draw:text-style-name="P2" xml:id="id1" draw:id="id1" draw:layer="layout" svg:width="2.351cm" svg:height="2.119cm" draw:transform="rotate (-1.57131992557049) translate (7.439cm 8.825cm)">
            <text:p text:style-name="P1"><text:span text:style-name="T1"/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1.539cm" svg:height="0.645cm" svg:x="5.4cm" svg:y="9.678cm">
            <draw:text-box>
              <text:p><text:span text:style-name="T1">Buffer</text:span></text:p>
            </draw:text-box>
          </draw:frame>
        </draw:g>
        <draw:g>
          <draw:line draw:style-name="gr5" draw:text-style-name="P1" draw:layer="layout" svg:x1="9.2cm" svg:y1="10.95cm" svg:x2="10.7cm" svg:y2="9.05cm">
            <text:p/>
          </draw:line>
          <draw:custom-shape draw:style-name="gr6" draw:text-style-name="P1" xml:id="id2" draw:id="id2" draw:layer="layout" svg:width="1.5cm" svg:height="1.5cm" svg:x="9.1cm" svg:y="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.243cm" svg:height="0.645cm" svg:x="9.2cm" svg:y="9.678cm">
            <draw:text-box>
              <text:p><text:span text:style-name="T1">Gain</text:span></text:p>
            </draw:text-box>
          </draw:frame>
        </draw:g>
        <draw:custom-shape draw:style-name="gr8" draw:text-style-name="P4" xml:id="id4" draw:id="id4" draw:layer="layout" svg:width="3.7cm" svg:height="3.2cm" svg:x="12.25cm" svg:y="8.4cm">
          <text:p text:style-name="P1"><text:span text:style-name="T1">Filter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lines" svg:x1="10.6cm" svg:y1="10cm" svg:x2="12.25cm" svg:y2="10cm" draw:start-shape="id2" draw:start-glue-point="10" draw:end-shape="id4" draw:end-glue-point="5" svg:d="M10600 10000h502 647 501" svg:viewBox="0 0 1651 1">
          <text:p/>
        </draw:connector>
        <draw:g xml:id="id5" draw:id="id5">
          <draw:line draw:style-name="gr5" draw:text-style-name="P1" draw:layer="layout" svg:x1="13.4cm" svg:y1="6.6cm" svg:x2="14.9cm" svg:y2="4.7cm">
            <text:p/>
          </draw:line>
          <draw:custom-shape draw:style-name="gr6" draw:text-style-name="P1" draw:layer="layout" svg:width="1.5cm" svg:height="1.5cm" svg:x="13.3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.226cm" svg:height="0.645cm" svg:x="13.4cm" svg:y="5.328cm">
            <draw:text-box>
              <text:p><text:span text:style-name="T1">Freq</text:span></text:p>
            </draw:text-box>
          </draw:frame>
        </draw:g>
        <draw:g xml:id="id6" draw:id="id6">
          <draw:line draw:style-name="gr5" draw:text-style-name="P1" draw:layer="layout" svg:x1="13.4cm" svg:y1="15.3cm" svg:x2="14.9cm" svg:y2="13.4cm">
            <text:p/>
          </draw:line>
          <draw:custom-shape draw:style-name="gr6" draw:text-style-name="P1" draw:layer="layout" svg:width="1.5cm" svg:height="1.5cm" svg:x="13.3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0.777cm" svg:height="0.645cm" svg:x="13.623cm" svg:y="14cm">
            <draw:text-box>
              <text:p><text:span text:style-name="T1">Q</text:span></text:p>
            </draw:text-box>
          </draw:frame>
        </draw:g>
        <draw:connector draw:style-name="gr9" draw:text-style-name="P1" draw:layer="layout" draw:type="lines" svg:x1="14.1cm" svg:y1="6.6cm" svg:x2="14.1cm" svg:y2="8.4cm" draw:start-shape="id5" draw:start-glue-point="2" draw:end-shape="id4" svg:d="M14100 6600v550 749 501" svg:viewBox="0 0 1 1801">
          <text:p/>
        </draw:connector>
        <draw:connector draw:style-name="gr10" draw:text-style-name="P1" draw:layer="layout" draw:type="lines" svg:x1="14.1cm" svg:y1="13.4cm" svg:x2="14.1cm" svg:y2="11.6cm" draw:start-shape="id6" draw:start-glue-point="0" draw:end-shape="id4" svg:d="M14100 13400v-501-797-502" svg:viewBox="0 0 1 1801">
          <text:p/>
        </draw:connector>
        <draw:frame draw:style-name="gr7" draw:text-style-name="P3" draw:layer="layout" svg:width="1.281cm" svg:height="0.645cm" svg:x="2.5cm" svg:y="8.9cm">
          <draw:text-box>
            <text:p><text:span text:style-name="T1">Input</text:span></text:p>
          </draw:text-box>
        </draw:frame>
        <draw:custom-shape draw:style-name="gr11" draw:text-style-name="P4" xml:id="id10" draw:id="id10" draw:layer="layout" svg:width="1.9cm" svg:height="0.7cm" svg:x="15.2cm" svg:y="8.383cm">
          <text:p text:style-name="P1"><text:span text:style-name="T1">High-pass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4" xml:id="id7" draw:id="id7" draw:layer="layout" svg:width="1.9cm" svg:height="0.7cm" svg:x="15.2cm" svg:y="10.9cm">
          <text:p text:style-name="P1"><text:span text:style-name="T1">Low-pas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8" draw:id="id8" draw:layer="layout" svg:width="1cm" svg:height="1cm" svg:x="20.4cm" svg:y="9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" draw:text-style-name="P1" draw:layer="layout" draw:type="lines" draw:line-skew="1.098cm 0.298cm" svg:x1="17.1cm" svg:y1="11.25cm" svg:x2="20.9cm" svg:y2="10.5cm" draw:start-shape="id7" draw:start-glue-point="1" draw:end-shape="id8" draw:end-glue-point="8" svg:d="M17100 11250h1600l2200 50v-800" svg:viewBox="0 0 3801 801">
          <text:p/>
        </draw:connector>
        <draw:connector draw:style-name="gr10" draw:text-style-name="P1" draw:layer="layout" draw:type="lines" svg:x1="17cm" svg:y1="13.8cm" svg:x2="16.15cm" svg:y2="11.6cm" draw:start-shape="id9" draw:start-glue-point="0" draw:end-shape="id7" draw:end-glue-point="2" svg:d="M17000 13800v-501l-850-1197v-502" svg:viewBox="0 0 851 2201">
          <text:p/>
        </draw:connector>
        <draw:custom-shape draw:style-name="gr12" draw:text-style-name="P4" xml:id="id9" draw:id="id9" draw:layer="layout" svg:width="2.4cm" svg:height="1.4cm" svg:x="15.8cm" svg:y="13.8cm">
          <text:p text:style-name="P1"><text:span text:style-name="T1">Phase 0/180°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" draw:text-style-name="P1" draw:layer="layout" draw:type="lines" draw:line-skew="0.898cm -0.299cm" svg:x1="17.1cm" svg:y1="8.733cm" svg:x2="20.9cm" svg:y2="9.5cm" draw:start-shape="id10" draw:start-glue-point="1" draw:end-shape="id8" draw:end-glue-point="4" svg:d="M17100 8733h1400l2400-33v800" svg:viewBox="0 0 3801 801">
          <text:p/>
        </draw:connector>
        <draw:custom-shape draw:style-name="gr2" draw:text-style-name="P1" xml:id="id16" draw:id="id16" draw:layer="layout" svg:width="0.587cm" svg:height="0.588cm" svg:x="25.813cm" svg:y="6.7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7" draw:id="id17" draw:layer="layout" svg:width="0.587cm" svg:height="0.588cm" svg:x="25.9cm" svg:y="9.7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8" draw:id="id18" draw:layer="layout" svg:width="0.587cm" svg:height="0.588cm" svg:x="25.813cm" svg:y="12.7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1" draw:layer="layout" draw:type="lines" draw:line-skew="-1cm" svg:x1="18.801cm" svg:y1="8.601cm" svg:x2="22.55cm" svg:y2="7.05cm" draw:start-shape="id11" draw:start-glue-point="4" draw:end-shape="id12" draw:end-glue-point="3" svg:d="M18801 8601v-1501l3248-50h501" svg:viewBox="0 0 3750 1552">
          <text:p/>
        </draw:connector>
        <draw:custom-shape draw:style-name="gr13" draw:text-style-name="P1" xml:id="id13" draw:id="id13" draw:layer="layout" svg:width="0.2cm" svg:height="0.2cm" svg:x="18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0.2cm" svg:height="0.2cm" svg:x="18.7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s" draw:line-skew="1.098cm" svg:x1="18.8cm" svg:y1="11.4cm" svg:x2="22.55cm" svg:y2="13.05cm" draw:start-shape="id13" draw:start-glue-point="8" draw:end-shape="id14" draw:end-glue-point="3" svg:d="M18800 11400v1600l3249 50h501" svg:viewBox="0 0 3751 1651">
          <text:p/>
        </draw:connector>
        <draw:connector draw:style-name="gr1" draw:text-style-name="P1" draw:layer="layout" draw:type="lines" svg:x1="21.4cm" svg:y1="10cm" svg:x2="22.55cm" svg:y2="10.05cm" draw:start-shape="id8" draw:start-glue-point="10" draw:end-shape="id15" svg:d="M21400 10000h502l147 50h501" svg:viewBox="0 0 1151 51">
          <text:p/>
        </draw:connector>
        <draw:g xml:id="id15" draw:id="id15">
          <draw:line draw:style-name="gr5" draw:text-style-name="P1" draw:layer="layout" svg:x1="22.65cm" svg:y1="11cm" svg:x2="24.15cm" svg:y2="9.1cm">
            <text:p/>
          </draw:line>
          <draw:custom-shape draw:style-name="gr6" draw:text-style-name="P1" draw:layer="layout" svg:width="1.5cm" svg:height="1.5cm" svg:x="22.55cm" svg:y="9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.336cm" svg:height="1.433cm" svg:x="22.65cm" svg:y="9.5cm">
            <draw:text-box>
              <text:p><text:span text:style-name="T1">Level</text:span></text:p>
              <text:p><text:span text:style-name="T1">Sum</text:span></text:p>
              <text:p><text:span text:style-name="T1"/></text:p>
            </draw:text-box>
          </draw:frame>
        </draw:g>
        <draw:g xml:id="id14" draw:id="id14">
          <draw:line draw:style-name="gr5" draw:text-style-name="P1" draw:layer="layout" svg:x1="22.65cm" svg:y1="14cm" svg:x2="24.15cm" svg:y2="12.1cm">
            <text:p/>
          </draw:line>
          <draw:custom-shape draw:style-name="gr6" draw:text-style-name="P1" draw:layer="layout" svg:width="1.5cm" svg:height="1.5cm" svg:x="22.55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.433cm" svg:height="1.039cm" svg:x="22.65cm" svg:y="12.5cm">
            <draw:text-box>
              <text:p><text:span text:style-name="T1">Level </text:span></text:p>
              <text:p><text:span text:style-name="T1">Low</text:span></text:p>
            </draw:text-box>
          </draw:frame>
        </draw:g>
        <draw:g xml:id="id12" draw:id="id12">
          <draw:line draw:style-name="gr5" draw:text-style-name="P1" draw:layer="layout" svg:x1="22.65cm" svg:y1="8cm" svg:x2="24.15cm" svg:y2="6.1cm">
            <text:p/>
          </draw:line>
          <draw:custom-shape draw:style-name="gr6" draw:text-style-name="P1" draw:layer="layout" svg:width="1.5cm" svg:height="1.5cm" svg:x="22.55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.433cm" svg:height="1.039cm" svg:x="22.65cm" svg:y="6.5cm">
            <draw:text-box>
              <text:p><text:span text:style-name="T1">Level </text:span></text:p>
              <text:p><text:span text:style-name="T1">High</text:span></text:p>
            </draw:text-box>
          </draw:frame>
        </draw:g>
        <draw:frame draw:style-name="gr7" draw:text-style-name="P3" draw:layer="layout" svg:width="1.222cm" svg:height="1.039cm" svg:x="26.666cm" svg:y="6.455cm">
          <draw:text-box>
            <text:p><text:span text:style-name="T1">Out</text:span></text:p>
            <text:p><text:span text:style-name="T1">High</text:span></text:p>
          </draw:text-box>
        </draw:frame>
        <draw:frame draw:style-name="gr7" draw:text-style-name="P3" draw:layer="layout" svg:width="1.23cm" svg:height="1.039cm" svg:x="26.8cm" svg:y="9.531cm">
          <draw:text-box>
            <text:p><text:span text:style-name="T1">Out</text:span></text:p>
            <text:p><text:span text:style-name="T1">Sum</text:span></text:p>
          </draw:text-box>
        </draw:frame>
        <draw:frame draw:style-name="gr7" draw:text-style-name="P3" draw:layer="layout" svg:width="1.141cm" svg:height="1.039cm" svg:x="26.778cm" svg:y="12.531cm">
          <draw:text-box>
            <text:p><text:span text:style-name="T1">Out</text:span></text:p>
            <text:p><text:span text:style-name="T1">Low</text:span></text:p>
          </draw:text-box>
        </draw:frame>
        <draw:connector draw:style-name="gr1" draw:text-style-name="P1" draw:layer="layout" draw:type="lines" svg:x1="24.15cm" svg:y1="7.05cm" svg:x2="25.813cm" svg:y2="7.05cm" draw:start-shape="id12" draw:start-glue-point="1" draw:end-shape="id16" draw:end-glue-point="6" svg:d="M24150 7050h500 661 502" svg:viewBox="0 0 1664 1">
          <text:p/>
        </draw:connector>
        <draw:connector draw:style-name="gr1" draw:text-style-name="P1" draw:layer="layout" draw:type="lines" svg:x1="24.15cm" svg:y1="10.05cm" svg:x2="25.9cm" svg:y2="10.05cm" draw:start-shape="id15" draw:start-glue-point="1" draw:end-shape="id17" draw:end-glue-point="6" svg:d="M24150 10050h500 748 502" svg:viewBox="0 0 1751 1">
          <text:p/>
        </draw:connector>
        <draw:connector draw:style-name="gr1" draw:text-style-name="P1" draw:layer="layout" draw:type="lines" svg:x1="24.15cm" svg:y1="13.05cm" svg:x2="25.813cm" svg:y2="13.05cm" draw:start-shape="id14" draw:start-glue-point="1" draw:end-shape="id18" draw:end-glue-point="6" svg:d="M24150 13050h500 661 502" svg:viewBox="0 0 166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4T00:30:08.545000000</meta:creation-date>
    <dc:date>2014-07-05T21:18:27.438000000</dc:date>
    <meta:editing-duration>PT2H25M36S</meta:editing-duration>
    <meta:editing-cycles>10</meta:editing-cycles>
    <meta:generator>LibreOffice/4.2.5.2$Windows_x86 LibreOffice_project/61cb170a04bb1f12e77c884eab9192be736ec5f5</meta:generator>
    <meta:document-statistic meta:object-count="5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4-07-04T22:58:32"/>
</VL:version-list>
</file>